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4.03cm" fo:break-before="auto" style:use-optimal-row-height="true"/>
    </style:style>
    <style:style style:name="ro6" style:family="table-row">
      <style:table-row-properties style:row-height="2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4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a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Prior to the emergence of database systems, what type of systems were used to organizing data?</text:p>
          </table:table-cell>
          <table:table-cell office:value-type="string" calcext:value-type="string">
            <text:p>file processing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What did file processing systems do with organizational data?</text:p>
          </table:table-cell>
          <table:table-cell office:value-type="string" calcext:value-type="string">
            <text:p>kept them in numerous files</text:p>
          </table:table-cell>
          <table:table-cell office:value-type="string" calcext:value-type="string">
            <text:p>systems file-systems</text:p>
          </table:table-cell>
        </table:table-row>
        <table:table-row table:style-name="ro1">
          <table:table-cell office:value-type="string" calcext:value-type="string">
            <text:p>In a file processing system, what are application programs used for?</text:p>
          </table:table-cell>
          <table:table-cell office:value-type="string" calcext:value-type="string">
            <text:p>to manage the interrelationships of files when there is need to link data from different files</text:p>
          </table:table-cell>
          <table:table-cell office:value-type="string" calcext:value-type="string">
            <text:p>systems file-systems</text:p>
          </table:table-cell>
        </table:table-row>
        <table:table-row table:style-name="ro3">
          <table:table-cell office:value-type="string" calcext:value-type="string">
            <text:p>definition of database?</text:p>
          </table:table-cell>
          <table:table-cell office:value-type="string" calcext:value-type="string">
            <text:p>an organized collection of logically related data that can be processed by multiple application systems and can be shared by multiple user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A database is an organized collection of <text:s/>(...)</text:p>
          </table:table-cell>
          <table:table-cell office:value-type="string" calcext:value-type="string">
            <text:p>logically related data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A database’s data can be processed by multiple (...)</text:p>
          </table:table-cell>
          <table:table-cell office:value-type="string" calcext:value-type="string">
            <text:p>application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A database’s data can be shared by multiple (...)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1">
          <table:table-cell office:value-type="string" calcext:value-type="string">
            <text:p>db: traditional definition of data?</text:p>
          </table:table-cell>
          <table:table-cell office:value-type="string" calcext:value-type="string">
            <text:p>facts concerning objects and events that can be recorded and stored on computer medi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traditional definition of data <text:span text:style-name="T1">focused</text:span> on what?</text:p>
          </table:table-cell>
          <table:table-cell office:value-type="string" calcext:value-type="string">
            <text:p>structured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traditional definition of data <text:span text:style-name="T1">did not consider</text:span> what?</text:p>
          </table:table-cell>
          <table:table-cell office:value-type="string" calcext:value-type="string">
            <text:p>unstructured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updated definition of data?</text:p>
          </table:table-cell>
          <table:table-cell office:value-type="string" calcext:value-type="string">
            <text:p>stored representation of objects and events that have meaning and importance in the user’s environment</text:p>
          </table:table-cell>
          <table:table-cell office:value-type="string" calcext:value-type="string">
            <text:p>data-and-information</text:p>
          </table:table-cell>
        </table:table-row>
        <table:table-row table:style-name="ro3">
          <table:table-cell office:value-type="string" calcext:value-type="string">
            <text:p>db: definition of information?</text:p>
          </table:table-cell>
          <table:table-cell office:value-type="string" calcext:value-type="string">
            <text:p>data that have been processed in such a way as to increase the knowledge of the person who uses the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difference between data and information?</text:p>
          </table:table-cell>
          <table:table-cell office:value-type="string" calcext:value-type="string">
            <text:p>information can be understood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definition of metadata?</text:p>
          </table:table-cell>
          <table:table-cell office:value-type="string" calcext:value-type="string">
            <text:p>data that describes the properties or characteristics of end-user data and the context of that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traddata: data are (...) concerning objects and events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traddata: data can be recorded and stored on (...)</text:p>
          </table:table-cell>
          <table:table-cell office:value-type="string" calcext:value-type="string">
            <text:p>computer medi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upddata: data is a (...) of objects and events</text:p>
          </table:table-cell>
          <table:table-cell office:value-type="string" calcext:value-type="string">
            <text:p>stored representation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upddata: data has meaning and importance in the (...)</text:p>
          </table:table-cell>
          <table:table-cell office:value-type="string" calcext:value-type="string">
            <text:p>user’s environment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information is (...) that has been processe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information increases the (...) of the person who uses it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metadata is data that describes the properties or characteristics of (...) and (...)</text:p>
          </table:table-cell>
          <table:table-cell office:value-type="string" calcext:value-type="string">
            <text:p>end-user data, the context of that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metadata is data that describes the (...) or (...) of end-user data and the context of that data</text:p>
          </table:table-cell>
          <table:table-cell office:value-type="string" calcext:value-type="string">
            <text:p>properties, characteristics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A database system is composed of what five things?</text:p>
          </table:table-cell>
          <table:table-cell office:value-type="string" calcext:value-type="string">
            <text:p>(1) data stored in the database, (2) DBMS, (3) software and applications, (4) hardware, and (5) people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1">
          <table:table-cell office:value-type="string" calcext:value-type="string">
            <text:p>software in a database system includes what?</text:p>
          </table:table-cell>
          <table:table-cell office:value-type="string" calcext:value-type="string">
            <text:p>DBMS, CASE tools, application software and utilities, report writers, user interface, operating system, etc.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1">
          <table:table-cell office:value-type="string" calcext:value-type="string">
            <text:p>people in a database system includes who?</text:p>
          </table:table-cell>
          <table:table-cell office:value-type="string" calcext:value-type="string">
            <text:p>data and database administrators, systems developers, programmers, system administrators, etc.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program-data dependence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data redundancy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data inconsistency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poor data control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limited data sharing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db: lengthy development times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db: excessive program maintenance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db: program-data independence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minimal data redundancy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mproved data consistency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ncreased productivity of application development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enforcement of standards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improved data accessibility and responsiveness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reduced program maintenance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mproved decision support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4">
          <table:table-cell office:value-type="string" calcext:value-type="string">
            <text:p>db: specialized personnel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nstallation and management costs and complexity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4">
          <table:table-cell office:value-type="string" calcext:value-type="string">
            <text:p>db: conversion costs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need for explicit backup and recovery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4">
          <table:table-cell office:value-type="string" calcext:value-type="string">
            <text:p>db: organizational conflict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cross-entity linking mechanism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: data dictionary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: query language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mechanisms for data access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data manipulation language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4GL application development software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disaster recovery and concurrency control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5">
          <table:table-cell office:value-type="string" calcext:value-type="string">
            <text:p>db: What are the seven features of a DBMS?</text:p>
          </table:table-cell>
          <table:table-cell office:value-type="string" calcext:value-type="string">
            <text:p>(1) data dictionary, (2) query language, (3) data manipulation language, (4) cross-entity linking mechanism, (5) mechanisms for data access, (6) 4GL application development software, and (7) disaster recovery and concurrency control (data, language, mecchanisms, software, recovcontrol)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: DBMS stands for?</text:p>
          </table:table-cell>
          <table:table-cell office:value-type="string" calcext:value-type="string">
            <text:p>database management syste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linking mechanism allow for linking together (...)</text:p>
          </table:table-cell>
          <table:table-cell office:value-type="string" calcext:value-type="string">
            <text:p>related entitie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ata dictionary describes?</text:p>
          </table:table-cell>
          <table:table-cell office:value-type="string" calcext:value-type="string">
            <text:p>how structure of data and how they are to be used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ata dictionary is also known as?</text:p>
          </table:table-cell>
          <table:table-cell office:value-type="string" calcext:value-type="string">
            <text:p>system catalog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definition of system catalog</text:p>
          </table:table-cell>
          <table:table-cell office:value-type="string" calcext:value-type="string">
            <text:p>a system-created database that contains the characteristics and contents of user-created database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a system catalog is a (...) database</text:p>
          </table:table-cell>
          <table:table-cell office:value-type="string" calcext:value-type="string">
            <text:p>system-created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a system catalog contains the (...) and (...) of user-created databases</text:p>
          </table:table-cell>
          <table:table-cell office:value-type="string" calcext:value-type="string">
            <text:p>characteristics, content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a system catalog contains the characteristics and contents of (...) databases</text:p>
          </table:table-cell>
          <table:table-cell office:value-type="string" calcext:value-type="string">
            <text:p>User-created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efinition of query language</text:p>
          </table:table-cell>
          <table:table-cell office:value-type="string" calcext:value-type="string">
            <text:p>a language that is used to retrieve selected data from a database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a query language is a language that is used to retrieve (...) from a database</text:p>
          </table:table-cell>
          <table:table-cell office:value-type="string" calcext:value-type="string">
            <text:p>selected data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query language is used by (...) for (...)</text:p>
          </table:table-cell>
          <table:table-cell office:value-type="string" calcext:value-type="string">
            <text:p>End-users, ad-hoc queries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,dbms: SQL stands for?</text:p>
          </table:table-cell>
          <table:table-cell office:value-type="string" calcext:value-type="string">
            <text:p>structured query languag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SQL is used by most (...) DBMSs as a standard method of (...)</text:p>
          </table:table-cell>
          <table:table-cell office:value-type="string" calcext:value-type="string">
            <text:p>relational, a standard method of issuing database command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SQL is used by most (...) databases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 SQL is used as a standard method of (...)</text:p>
          </table:table-cell>
          <table:table-cell office:value-type="string" calcext:value-type="string">
            <text:p>issuing database command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mechanisms to control data access protects (...) by (...)</text:p>
          </table:table-cell>
          <table:table-cell office:value-type="string" calcext:value-type="string">
            <text:p>data integrity and privacy, controlling the actions that users can perform on the data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mechanisms to control data access protects (...)</text:p>
          </table:table-cell>
          <table:table-cell office:value-type="string" calcext:value-type="string">
            <text:p>data integrity and privacy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mechanisms to control data access protect data integrity and privacy by (...)</text:p>
          </table:table-cell>
          <table:table-cell office:value-type="string" calcext:value-type="string">
            <text:p>controlling the actions that users can perform on the data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table:style-name="ce2" office:value-type="string" calcext:value-type="string">
            <text:p>db,dbms: host language interface is software that allows (...) to be combined with (...) to create (...)</text:p>
          </table:table-cell>
          <table:table-cell office:value-type="string" calcext:value-type="string">
            <text:p>database commands, standard programming language commands, application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host language interface simplifies (...) by allowing the database to (...)</text:p>
          </table:table-cell>
          <table:table-cell office:value-type="string" calcext:value-type="string">
            <text:p>programming, handle the data-oriented portions of the application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host language interface simplifies (...)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host language interface simplifies programming by allowing the database to (...)</text:p>
          </table:table-cell>
          <table:table-cell office:value-type="string" calcext:value-type="string">
            <text:p>handle the data-oriented portions of the application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ata manipulation language enables users to do what?</text:p>
          </table:table-cell>
          <table:table-cell office:value-type="string" calcext:value-type="string">
            <text:p>access and manipulate data in a databas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efinition of 4GL development software</text:p>
          </table:table-cell>
          <table:table-cell office:value-type="string" calcext:value-type="string">
            <text:p>a visual interface software to develop application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4GL development software is a (...) to develop applications</text:p>
          </table:table-cell>
          <table:table-cell office:value-type="string" calcext:value-type="string">
            <text:p>visual interface softwar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 dbms: 4GL development software is a visual interface software to (...)</text:p>
          </table:table-cell>
          <table:table-cell office:value-type="string" calcext:value-type="string">
            <text:p>develop application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4GL development software does?</text:p>
          </table:table-cell>
          <table:table-cell office:value-type="string" calcext:value-type="string">
            <text:p>form and report generator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disaster recovery is software that provides mechanisms to (...) and (...)</text:p>
          </table:table-cell>
          <table:table-cell office:value-type="string" calcext:value-type="string">
            <text:p>recover damaged data, control concurrent acces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efinition of concurrent access</text:p>
          </table:table-cell>
          <table:table-cell office:value-type="string" calcext:value-type="string">
            <text:p>the simultaneous access by multiple user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disaster recovery includes maintenance of a (...) that contains the (...)</text:p>
          </table:table-cell>
          <table:table-cell office:value-type="string" calcext:value-type="string">
            <text:p>transaction log, list of changes made to the databas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isaster recover includes maintenance of a (...)</text:p>
          </table:table-cell>
          <table:table-cell office:value-type="string" calcext:value-type="string">
            <text:p>transaction log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a transaction log in disaster recover contains the (...)</text:p>
          </table:table-cell>
          <table:table-cell office:value-type="string" calcext:value-type="string">
            <text:p>list of changes made to the databas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defintion of data models</text:p>
          </table:table-cell>
          <table:table-cell office:value-type="string" calcext:value-type="string">
            <text:p>conceptual methods of structuring data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data model is a (...) of structuring data</text:p>
          </table:table-cell>
          <table:table-cell office:value-type="string" calcext:value-type="string">
            <text:p>conceptual method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data model is a conceptual method of (...)</text:p>
          </table:table-cell>
          <table:table-cell office:value-type="string" calcext:value-type="string">
            <text:p>structuring data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What are the four data models for implementing database systems?</text:p>
          </table:table-cell>
          <table:table-cell office:value-type="string" calcext:value-type="string">
            <text:p>hierarchical, network, relational, and object-oriented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with a tree-like structure?</text:p>
          </table:table-cell>
          <table:table-cell office:value-type="string" calcext:value-type="string">
            <text:p>hierarchic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with a one-to-many relationship?</text:p>
          </table:table-cell>
          <table:table-cell office:value-type="string" calcext:value-type="string">
            <text:p>hierarchic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with many-to-many relationships?</text:p>
          </table:table-cell>
          <table:table-cell office:value-type="string" calcext:value-type="string">
            <text:p>network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the most popular and most prevalent data model?</text:p>
          </table:table-cell>
          <table:table-cell office:value-type="string" calcext:value-type="string">
            <text:p>relation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that has its data elements stored in tables?</text:p>
          </table:table-cell>
          <table:table-cell office:value-type="string" calcext:value-type="string">
            <text:p>relation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s that use pointer-based retrieval?</text:p>
          </table:table-cell>
          <table:table-cell office:value-type="string" calcext:value-type="string">
            <text:p>hierarchical and network model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has its records organized as collections of arbitrary graphs?</text:p>
          </table:table-cell>
          <table:table-cell office:value-type="string" calcext:value-type="string">
            <text:p>network model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has its relationships between data structured as hierarchies?</text:p>
          </table:table-cell>
          <table:table-cell office:value-type="string" calcext:value-type="string">
            <text:p>hierarchical method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uses a collection of tables to represent data and relationships among data?</text:p>
          </table:table-cell>
          <table:table-cell office:value-type="string" calcext:value-type="string">
            <text:p>relation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relational model is less (...) than pointer-based retrieval</text:p>
          </table:table-cell>
          <table:table-cell office:value-type="string" calcext:value-type="string">
            <text:p>machine-efficient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relational model is less machine-efficient than (...)</text:p>
          </table:table-cell>
          <table:table-cell office:value-type="string" calcext:value-type="string">
            <text:p>pointer-based retrieva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relational model can easily accomodate (...)</text:p>
          </table:table-cell>
          <table:table-cell office:value-type="string" calcext:value-type="string">
            <text:p>changes in the database structure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that’s emerging technology?</text:p>
          </table:table-cell>
          <table:table-cell office:value-type="string" calcext:value-type="string">
            <text:p>object-oriented model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combines data and methods/processes used with the data?</text:p>
          </table:table-cell>
          <table:table-cell office:value-type="string" calcext:value-type="string">
            <text:p>object-oriented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n object-orientel model combines (...) and (...)</text:p>
          </table:table-cell>
          <table:table-cell office:value-type="string" calcext:value-type="string">
            <text:p>data, methods/processes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that features the concept of inheritance of properties?</text:p>
          </table:table-cell>
          <table:table-cell office:value-type="string" calcext:value-type="string">
            <text:p>object-oriented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n object-oriented model features the concept of (...)</text:p>
          </table:table-cell>
          <table:table-cell office:value-type="string" calcext:value-type="string">
            <text:p>inheritance of propertie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In an object-oriented model, data and methods that can be performed on data are stored where?</text:p>
          </table:table-cell>
          <table:table-cell office:value-type="string" calcext:value-type="string">
            <text:p>in object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Object-oriented models are primarily implemented in (...) rather than (...)</text:p>
          </table:table-cell>
          <table:table-cell office:value-type="string" calcext:value-type="string">
            <text:p>engineering, business-oriented system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Relational models have an improved (...) of database programming</text:p>
          </table:table-cell>
          <table:table-cell office:value-type="string" calcext:value-type="string">
            <text:p>conceptual efficiency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Relational models have an improved conceptual efficiency of (...)</text:p>
          </table:table-cell>
          <table:table-cell office:value-type="string" calcext:value-type="string">
            <text:p>database programming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In a relational model, what can non-technical users do?</text:p>
          </table:table-cell>
          <table:table-cell office:value-type="string" calcext:value-type="string">
            <text:p>access the database and retrieve selected data through query language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Relational models have an increased (...) of information large-scale database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data-models</text:p>
          </table:table-cell>
        </table:table-row>
        <table:table-row table:style-name="ro3">
          <table:table-cell office:value-type="string" calcext:value-type="string">
            <text:p>What are the four types of databases according to the degree of centralization/decentralization of processing that they support?</text:p>
          </table:table-cell>
          <table:table-cell office:value-type="string" calcext:value-type="string">
            <text:p>centralized, distributed, client-server, and personalized (CDCSP)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database type that has all its data located at a single site and controlled by a single computer?</text:p>
          </table:table-cell>
          <table:table-cell office:value-type="string" calcext:value-type="string">
            <text:p>centraliz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atabase type that’s developed on a personal computer?</text:p>
          </table:table-cell>
          <table:table-cell office:value-type="string" calcext:value-type="string">
            <text:p>personaliz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6">
          <table:table-cell office:value-type="string" calcext:value-type="string">
            <text:p>In a centralized database, what does the central computer do?</text:p>
          </table:table-cell>
          <table:table-cell office:value-type="string" calcext:value-type="string">
            <text:p>does all the data processing activities, data access and retrieval, programming, and conversion of results to the form required by the user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In a centralized database, how can remote users access the database?</text:p>
          </table:table-cell>
          <table:table-cell office:value-type="string" calcext:value-type="string">
            <text:p>using terminals or data communication link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atabase type that’s vulnerable to failure?</text:p>
          </table:table-cell>
          <table:table-cell office:value-type="string" calcext:value-type="string">
            <text:p>centraliz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3">
          <table:table-cell office:value-type="string" calcext:value-type="string">
            <text:p>database type that has its database stored on a server, with much of the processing able to be moved to the client?</text:p>
          </table:table-cell>
          <table:table-cell office:value-type="string" calcext:value-type="string">
            <text:p>client-server database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database type that’s a single logical database that’s physically spread across multiple computers?</text:p>
          </table:table-cell>
          <table:table-cell office:value-type="string" calcext:value-type="string">
            <text:p>distribut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In a distributed database, where would data be stored?</text:p>
          </table:table-cell>
          <table:table-cell office:value-type="string" calcext:value-type="string">
            <text:p>at the location where it is most frequently used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are designed to support (...) processing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entralized databases are vulnerable to?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Personalized databases are normally used and maintained by how many users?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Personalized databases are designed to be easy for what kind of users?</text:p>
          </table:table-cell>
          <table:table-cell office:value-type="string" calcext:value-type="string">
            <text:p>non-technical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Personalized databases risk creating (...)</text:p>
          </table:table-cell>
          <table:table-cell office:value-type="string" calcext:value-type="string">
            <text:p>islands of information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b: What happens in islands of information?</text:p>
          </table:table-cell>
          <table:table-cell office:value-type="string" calcext:value-type="string">
            <text:p>data cannot readily be shared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reduces workload on?</text:p>
          </table:table-cell>
          <table:table-cell office:value-type="string" calcext:value-type="string">
            <text:p>database servers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Client-server databases allow higher (...) to be handled with the server’s capacity</text:p>
          </table:table-cell>
          <table:table-cell office:value-type="string" calcext:value-type="string">
            <text:p>volumes of transaction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provide (...) to expand systems</text:p>
          </table:table-cell>
          <table:table-cell office:value-type="string" calcext:value-type="string">
            <text:p>greater flexibility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give individual users greater (...)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istributed databases minimizes the load on (...)</text:p>
          </table:table-cell>
          <table:table-cell office:value-type="string" calcext:value-type="string">
            <text:p>communication network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istributed databases gives users a sense of (...)</text:p>
          </table:table-cell>
          <table:table-cell office:value-type="string" calcext:value-type="string">
            <text:p>a sense of ownership over the data they use most frequently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istributed databases add complexity to (...)</text:p>
          </table:table-cell>
          <table:table-cell office:value-type="string" calcext:value-type="string">
            <text:p>database processing</text:p>
          </table:table-cell>
          <table:table-cell office:value-type="string" calcext:value-type="string">
            <text:p>database-types</text:p>
          </table:table-cell>
        </table:table-row>
        <table:table-row table:style-name="ro4">
          <table:table-cell office:value-type="string" calcext:value-type="string">
            <text:p><text:span text:style-name="T2">db: </text:span>examples of structured data?</text:p>
          </table:table-cell>
          <table:table-cell office:value-type="string" calcext:value-type="string">
            <text:p>numeric values, characters, dates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<text:span text:style-name="T2">db: </text:span>examples of unstructured data?</text:p>
          </table:table-cell>
          <table:table-cell office:value-type="string" calcext:value-type="string">
            <text:p>documents, maps, photos, audio, video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<text:span text:style-name="T2">db: </text:span>Structured data is stored in what form?</text:p>
          </table:table-cell>
          <table:table-cell office:value-type="string" calcext:value-type="string">
            <text:p>tabular form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a distributed database is a (...) database that’s physically spread across multiple computers</text:p>
          </table:table-cell>
          <table:table-cell office:value-type="string" calcext:value-type="string">
            <text:p>single logical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<text:span text:style-name="T2">db:</text:span> a distributed database is a single logical database that’s (...) across multiple computers</text:p>
          </table:table-cell>
          <table:table-cell office:value-type="string" calcext:value-type="string">
            <text:p>physically spread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<text:span text:style-name="T2">db:</text:span> a distributed database is a single logical database that’s physically spread across (...)</text:p>
          </table:table-cell>
          <table:table-cell office:value-type="string" calcext:value-type="string">
            <text:p>multiple computer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entralized database is vulnerable to (...)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personalized database is developed on a (...)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lient-server database has its database stored on the (...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<text:span text:style-name="T2">db:</text:span> a client-server database has much of its processing able to be moved to the (...)</text:p>
          </table:table-cell>
          <table:table-cell office:value-type="string" calcext:value-type="string">
            <text:p>client 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entralized database has all its data located at a (...)</text:p>
          </table:table-cell>
          <table:table-cell office:value-type="string" calcext:value-type="string">
            <text:p>single sit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entralized database has its data controlled by a (...)</text:p>
          </table:table-cell>
          <table:table-cell office:value-type="string" calcext:value-type="string">
            <text:p>single computer</text:p>
          </table:table-cell>
          <table:table-cell office:value-type="string" calcext:value-type="string">
            <text:p>database-types</text:p>
          </table:table-cell>
        </table:table-row>
        <table:table-row table:style-name="ro4" table:number-rows-repeated="1048429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1b" table:style-name="ta1">
        <table:table-column table:style-name="co1" table:number-columns-repeated="3" table:default-cell-style-name="ce1"/>
        <table:table-row table:style-name="ro4">
          <table:table-cell office:value-type="string" calcext:value-type="string">
            <text:p>db: ISA stands for?</text:p>
          </table:table-cell>
          <table:table-cell office:value-type="string" calcext:value-type="string">
            <text:p>information systems architecture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b: What is an ISA?</text:p>
          </table:table-cell>
          <table:table-cell office:value-type="string" calcext:value-type="string">
            <text:p>a conceptual plan containing the desired information systems structure of an organization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: Who developed the framework for developing an ISA?</text:p>
          </table:table-cell>
          <table:table-cell office:value-type="string" calcext:value-type="string">
            <text:p>John Zachman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b: Why is an ISA essential?</text:p>
          </table:table-cell>
          <table:table-cell office:value-type="string" calcext:value-type="string">
            <text:p>to avoid chaos due to the increased scope and complexity of information systems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b: What are the six components of an ISA?</text:p>
          </table:table-cell>
          <table:table-cell office:value-type="string" calcext:value-type="string">
            <text:p>(1) data, (2) processes/functions, (3) network, (4) people, (5) events/times, and (6) reasons/motivation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at”?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how”?</text:p>
          </table:table-cell>
          <table:table-cell office:value-type="string" calcext:value-type="string">
            <text:p>processes/function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ere”?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o”?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en”?</text:p>
          </table:table-cell>
          <table:table-cell office:value-type="string" calcext:value-type="string">
            <text:p>events/time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y”?</text:p>
          </table:table-cell>
          <table:table-cell office:value-type="string" calcext:value-type="string">
            <text:p>reasons/motivations</text:p>
          </table:table-cell>
          <table:table-cell office:value-type="string" calcext:value-type="string">
            <text:p>ISA</text:p>
          </table:table-cell>
        </table:table-row>
        <table:table-row table:style-name="ro4">
          <table:table-cell office:value-type="string" calcext:value-type="string">
            <text:p>db,ISA: data component is?</text:p>
          </table:table-cell>
          <table:table-cell office:value-type="string" calcext:value-type="string">
            <text:p>data entities and their relationship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processes/functions component is?</text:p>
          </table:table-cell>
          <table:table-cell office:value-type="string" calcext:value-type="string">
            <text:p>procedures that convert inputs to output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networks component is?</text:p>
          </table:table-cell>
          <table:table-cell office:value-type="string" calcext:value-type="string">
            <text:p>locations for data storage and processing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people component is?</text:p>
          </table:table-cell>
          <table:table-cell office:value-type="string" calcext:value-type="string">
            <text:p>performs processes and are sources and recipients of data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events/times component is?</text:p>
          </table:table-cell>
          <table:table-cell office:value-type="string" calcext:value-type="string">
            <text:p>points in time when processes are performed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reasons/motivations component is?</text:p>
          </table:table-cell>
          <table:table-cell office:value-type="string" calcext:value-type="string">
            <text:p>rules that govern data processing</text:p>
          </table:table-cell>
          <table:table-cell office:value-type="string" calcext:value-type="string">
            <text:p>ISA</text:p>
          </table:table-cell>
        </table:table-row>
        <table:table-row table:style-name="ro4">
          <table:table-cell office:value-type="string" calcext:value-type="string">
            <text:p>db: DDLC stands for?</text:p>
          </table:table-cell>
          <table:table-cell office:value-type="string" calcext:value-type="string">
            <text:p>database development life cycle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db: What is DDLC?</text:p>
          </table:table-cell>
          <table:table-cell office:value-type="string" calcext:value-type="string">
            <text:p>a method for designing, implementing, and maintaining database systems</text:p>
          </table:table-cell>
          <table:table-cell office:value-type="string" calcext:value-type="string">
            <text:p>DDLC</text:p>
          </table:table-cell>
        </table:table-row>
        <table:table-row table:style-name="ro3">
          <table:table-cell office:value-type="string" calcext:value-type="string">
            <text:p>db: What are the six stages of DDLC?</text:p>
          </table:table-cell>
          <table:table-cell office:value-type="string" calcext:value-type="string">
            <text:p>(1) preliminary planning, (2) feasibility study, (3) requirements analysis, (4) design, (5) implementation, and (6) maintenance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db,DDLC: What is preliminary planning?</text:p>
          </table:table-cell>
          <table:table-cell office:value-type="string" calcext:value-type="string">
            <text:p>planning for a specific database system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When does the preliminary planning take place?</text:p>
          </table:table-cell>
          <table:table-cell office:value-type="string" calcext:value-type="string">
            <text:p>during the strategic database planning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Preliminary planning gathers (...) that can be used to (...) between (...)</text:p>
          </table:table-cell>
          <table:table-cell office:value-type="string" calcext:value-type="string">
            <text:p>information, establish relationships, current applications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A feasibility study determines what types of feasibility?</text:p>
          </table:table-cell>
          <table:table-cell office:value-type="string" calcext:value-type="string">
            <text:p>technological, operational, schedule, and economic feasibility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Besides different types of feasibility, what else does a feasibility study determine?</text:p>
          </table:table-cell>
          <table:table-cell office:value-type="string" calcext:value-type="string">
            <text:p>costs and benefits, both tangible and intangible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In a requirements analysis, what is identified?</text:p>
          </table:table-cell>
          <table:table-cell office:value-type="string" calcext:value-type="string">
            <text:p>information requirements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In a requirements analysis, what is defined?</text:p>
          </table:table-cell>
          <table:table-cell office:value-type="string" calcext:value-type="string">
            <text:p>the scope of the database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In a requirements analysis, what is established?</text:p>
          </table:table-cell>
          <table:table-cell office:value-type="string" calcext:value-type="string">
            <text:p>hardware and software requirements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In a requirements analysis, what is developed?</text:p>
          </table:table-cell>
          <table:table-cell office:value-type="string" calcext:value-type="string">
            <text:p>detailed specifications for the information systems required to support the organization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db,DDLC: What is done in the design stage?</text:p>
          </table:table-cell>
          <table:table-cell office:value-type="string" calcext:value-type="string">
            <text:p>transform the information models to those which conform to the target technology for implementation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What are the two substages of the design stage?</text:p>
          </table:table-cell>
          <table:table-cell office:value-type="string" calcext:value-type="string">
            <text:p>logical database design and physical database design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What is done in the implementation stage?</text:p>
          </table:table-cell>
          <table:table-cell office:value-type="string" calcext:value-type="string">
            <text:p>development and installation of the database system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During maintenance, what is corrected?</text:p>
          </table:table-cell>
          <table:table-cell office:value-type="string" calcext:value-type="string">
            <text:p>system errors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During maintenance, what is enhanced and why?</text:p>
          </table:table-cell>
          <table:table-cell office:value-type="string" calcext:value-type="string">
            <text:p>the system, to fit changing requirements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Besides correcting and enhancing, what else is done during maintenance?</text:p>
          </table:table-cell>
          <table:table-cell office:value-type="string" calcext:value-type="string">
            <text:p>backup and recovery</text:p>
          </table:table-cell>
          <table:table-cell office:value-type="string" calcext:value-type="string">
            <text:p>DDLC</text:p>
          </table:table-cell>
        </table:table-row>
        <table:table-row table:style-name="ro4" table:number-rows-repeated="1048540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0" table:target-range-address="1a.A1:1a.C10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-00-0000</text:date>, <text:time style:data-style-name="N2" text:time-value="10:52:48.166611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2:46:06.278280466</meta:creation-date>
    <dc:date>2024-09-22T12:07:37.258957509</dc:date>
    <meta:editing-duration>PT2H37M38S</meta:editing-duration>
    <meta:editing-cycles>15</meta:editing-cycles>
    <meta:generator>LibreOffice/24.8.1.2$Linux_X86_64 LibreOffice_project/480$Build-2</meta:generator>
    <meta:document-statistic meta:table-count="2" meta:cell-count="543" meta:object-count="0"/>
  </office:meta>
</office:document-meta>
</file>